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3.029cm"/>
    </style:style>
    <style:style style:name="co8" style:family="table-column">
      <style:table-column-properties fo:break-before="auto" style:column-width="2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1.764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1.764cm"/>
    </style:style>
    <style:style style:name="ce2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rognostico_ven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_lote</text:p>
          </table:table-cell>
          <table:table-cell office:value-type="string" calcext:value-type="string">
            <text:p>quadra</text:p>
          </table:table-cell>
          <table:table-cell office:value-type="string" calcext:value-type="string">
            <text:p>lote_nu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ono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12.22" calcext:value-type="float">
            <text:p>312.2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a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28.82" calcext:value-type="float">
            <text:p>328.8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.89" calcext:value-type="float">
            <text:p>315.89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9.6" calcext:value-type="float">
            <text:p>329.6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3.82" calcext:value-type="float">
            <text:p>383.8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7.5" calcext:value-type="float">
            <text:p>367.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7.5" calcext:value-type="float">
            <text:p>367.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7.5" calcext:value-type="float">
            <text:p>367.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7.5" calcext:value-type="float">
            <text:p>367.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7.5" calcext:value-type="float">
            <text:p>367.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7.5" calcext:value-type="float">
            <text:p>367.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7.5" calcext:value-type="float">
            <text:p>367.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67.5" calcext:value-type="float">
            <text:p>367.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2.62" calcext:value-type="float">
            <text:p>402.6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82.61" calcext:value-type="float">
            <text:p>282.61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2.64" calcext:value-type="float">
            <text:p>302.64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02.64" calcext:value-type="float">
            <text:p>302.64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82.61" calcext:value-type="float">
            <text:p>282.61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6.25" calcext:value-type="float">
            <text:p>256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5.25" calcext:value-type="float">
            <text:p>255.2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9.39" calcext:value-type="float">
            <text:p>329.39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6.66" calcext:value-type="float">
            <text:p>306.6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5.5" calcext:value-type="float">
            <text:p>305.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37.28" calcext:value-type="float">
            <text:p>1237.28</text:p>
          </table:table-cell>
          <table:table-cell office:value-type="string" calcext:value-type="string">
            <text:p>Lai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1.12" calcext:value-type="float">
            <text:p>701.12</text:p>
          </table:table-cell>
          <table:table-cell office:value-type="string" calcext:value-type="string">
            <text:p>Paul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7.06" calcext:value-type="float">
            <text:p>347.0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39.21" calcext:value-type="float">
            <text:p>339.21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9.12" calcext:value-type="float">
            <text:p>309.1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39.67" calcext:value-type="float">
            <text:p>339.67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26.24" calcext:value-type="float">
            <text:p>326.24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52.11" calcext:value-type="float">
            <text:p>252.11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85.61" calcext:value-type="float">
            <text:p>285.61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5.42" calcext:value-type="float">
            <text:p>325.4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9.06" calcext:value-type="float">
            <text:p>269.0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69.06" calcext:value-type="float">
            <text:p>269.0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9.06" calcext:value-type="float">
            <text:p>269.0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69.06" calcext:value-type="float">
            <text:p>269.0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9.06" calcext:value-type="float">
            <text:p>269.0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9.06" calcext:value-type="float">
            <text:p>269.0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0.31" calcext:value-type="float">
            <text:p>250.31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0.43" calcext:value-type="float">
            <text:p>260.43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64.38" calcext:value-type="float">
            <text:p>264.3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4.38" calcext:value-type="float">
            <text:p>264.3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4.38" calcext:value-type="float">
            <text:p>264.3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4.38" calcext:value-type="float">
            <text:p>264.3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4.38" calcext:value-type="float">
            <text:p>264.3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2.52" calcext:value-type="float">
            <text:p>262.5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0.98" calcext:value-type="float">
            <text:p>250.9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4.98" calcext:value-type="float">
            <text:p>264.9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2.63" calcext:value-type="float">
            <text:p>282.63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9.75" calcext:value-type="float">
            <text:p>259.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01.62" calcext:value-type="float">
            <text:p>301.62</text:p>
          </table:table-cell>
          <table:table-cell office:value-type="string" calcext:value-type="string">
            <text:p>Lai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16.84" calcext:value-type="float">
            <text:p>316.84</text:p>
          </table:table-cell>
          <table:table-cell office:value-type="string" calcext:value-type="string">
            <text:p>Lai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16.84" calcext:value-type="float">
            <text:p>316.84</text:p>
          </table:table-cell>
          <table:table-cell office:value-type="string" calcext:value-type="string">
            <text:p>Lai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16.84" calcext:value-type="float">
            <text:p>316.84</text:p>
          </table:table-cell>
          <table:table-cell office:value-type="string" calcext:value-type="string">
            <text:p>Lai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16.84" calcext:value-type="float">
            <text:p>316.84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15.87" calcext:value-type="float">
            <text:p>315.87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5.33" calcext:value-type="float">
            <text:p>345.33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82.63" calcext:value-type="float">
            <text:p>282.63</text:p>
          </table:table-cell>
          <table:table-cell office:value-type="string" calcext:value-type="string">
            <text:p>Lai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i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i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i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61.05" calcext:value-type="float">
            <text:p>261.0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3.98" calcext:value-type="float">
            <text:p>253.9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2.11" calcext:value-type="float">
            <text:p>252.11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65.06" calcext:value-type="float">
            <text:p>365.0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05" calcext:value-type="float">
            <text:p>302.0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7.62" calcext:value-type="float">
            <text:p>307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7.62" calcext:value-type="float">
            <text:p>307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38.94" calcext:value-type="float">
            <text:p>338.94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71.46" calcext:value-type="float">
            <text:p>271.4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73.16" calcext:value-type="float">
            <text:p>273.1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41.27" calcext:value-type="float">
            <text:p>341.27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32.62" calcext:value-type="float">
            <text:p>33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81.08" calcext:value-type="float">
            <text:p>281.0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35.44" calcext:value-type="float">
            <text:p>335.44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87.5" calcext:value-type="float">
            <text:p>287.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7.5" calcext:value-type="float">
            <text:p>287.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4.4" calcext:value-type="float">
            <text:p>314.4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28.96" calcext:value-type="float">
            <text:p>328.96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1.39" calcext:value-type="float">
            <text:p>281.39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57.84" calcext:value-type="float">
            <text:p>257.84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25.6" calcext:value-type="float">
            <text:p>325.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7.22" calcext:value-type="float">
            <text:p>327.2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15.61" calcext:value-type="float">
            <text:p>315.61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27.74" calcext:value-type="float">
            <text:p>327.74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92.32" calcext:value-type="float">
            <text:p>292.3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2.62" calcext:value-type="float">
            <text:p>282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28.63" calcext:value-type="float">
            <text:p>328.63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23.52" calcext:value-type="float">
            <text:p>323.5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29.56" calcext:value-type="float">
            <text:p>329.56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94.37" calcext:value-type="float">
            <text:p>294.37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7.62" calcext:value-type="float">
            <text:p>307.6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7.62" calcext:value-type="float">
            <text:p>307.6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11.99" calcext:value-type="float">
            <text:p>311.99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52.21" calcext:value-type="float">
            <text:p>252.21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71.23" calcext:value-type="float">
            <text:p>271.23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43.8" calcext:value-type="float">
            <text:p>343.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9.23" calcext:value-type="float">
            <text:p>309.23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71.63" calcext:value-type="float">
            <text:p>271.63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8.5" calcext:value-type="float">
            <text:p>298.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2.02" calcext:value-type="float">
            <text:p>252.0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52.02" calcext:value-type="float">
            <text:p>252.0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52.02" calcext:value-type="float">
            <text:p>252.0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52.02" calcext:value-type="float">
            <text:p>252.0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52.02" calcext:value-type="float">
            <text:p>252.0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52.02" calcext:value-type="float">
            <text:p>252.02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52.01" calcext:value-type="float">
            <text:p>252.01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52.01" calcext:value-type="float">
            <text:p>252.01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52.01" calcext:value-type="float">
            <text:p>252.01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52.01" calcext:value-type="float">
            <text:p>252.01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52.01" calcext:value-type="float">
            <text:p>252.01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52.01" calcext:value-type="float">
            <text:p>252.01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52.01" calcext:value-type="float">
            <text:p>252.01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8.46" calcext:value-type="float">
            <text:p>328.46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Quinan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52.89" calcext:value-type="float">
            <text:p>352.89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49.38" calcext:value-type="float">
            <text:p>349.38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50.54" calcext:value-type="float">
            <text:p>350.54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50.54" calcext:value-type="float">
            <text:p>250.54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74.16" calcext:value-type="float">
            <text:p>274.16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91.85" calcext:value-type="float">
            <text:p>291.85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erplan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50.02" calcext:value-type="float">
            <text:p>250.02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0.02" calcext:value-type="float">
            <text:p>250.02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50.02" calcext:value-type="float">
            <text:p>250.02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50.02" calcext:value-type="float">
            <text:p>250.02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50.03" calcext:value-type="float">
            <text:p>250.03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50.03" calcext:value-type="float">
            <text:p>250.03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50.03" calcext:value-type="float">
            <text:p>250.03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91.5" calcext:value-type="float">
            <text:p>291.5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06.69" calcext:value-type="float">
            <text:p>306.69</text:p>
          </table:table-cell>
          <table:table-cell office:value-type="string" calcext:value-type="string">
            <text:p>Quinan</text:p>
          </table:table-cell>
        </table:table-row>
      </table:table>
      <table:table table:name="Pivot Table_prognostico_venda_1" table:style-name="ta1">
        <table:table-column table:style-name="co5" table:default-cell-style-name="ce3"/>
        <table:table-column table:style-name="co5" table:default-cell-style-name="ce7"/>
        <table:table-column table:style-name="co6" table:default-cell-style-name="ce22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ono</text:p>
          </table:table-cell>
          <table:table-cell table:style-name="ce5" office:value-type="string" calcext:value-type="string">
            <text:p>Sum - are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Bruno</text:p>
          </table:table-cell>
          <table:table-cell table:style-name="ce6" office:value-type="float" office:value="3291.67" calcext:value-type="float">
            <text:p>3291.67</text:p>
          </table:table-cell>
          <table:table-cell table:formula="of:=[.B2]/[.$B$8]" office:value-type="float" office:value="0.0171851530869289" calcext:value-type="float">
            <text:p>0.0171851530869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is</text:p>
          </table:table-cell>
          <table:table-cell office:value-type="float" office:value="3522.05" calcext:value-type="float">
            <text:p>3522.05</text:p>
          </table:table-cell>
          <table:table-cell table:formula="of:=[.B3]/[.$B$8]" office:value-type="float" office:value="0.0183879211554676" calcext:value-type="float">
            <text:p>0.0183879211554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o</text:p>
          </table:table-cell>
          <table:table-cell office:value-type="float" office:value="701.12" calcext:value-type="float">
            <text:p>701.12</text:p>
          </table:table-cell>
          <table:table-cell table:formula="of:=[.B4]/[.$B$8]" office:value-type="float" office:value="0.00366040779674379" calcext:value-type="float">
            <text:p>0.00366040779674379</text:p>
          </table:table-cell>
          <table:table-cell/>
          <table:table-cell office:value-type="string" calcext:value-type="string">
            <text:p>Preco m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Perplan</text:p>
          </table:table-cell>
          <table:table-cell office:value-type="float" office:value="130374.72" calcext:value-type="float">
            <text:p>130374.72</text:p>
          </table:table-cell>
          <table:table-cell table:formula="of:=[.B5]/[.$B$8]" office:value-type="float" office:value="0.680660431290347" calcext:value-type="float">
            <text:p>0.680660431290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nan</text:p>
          </table:table-cell>
          <table:table-cell office:value-type="float" office:value="53401.94" calcext:value-type="float">
            <text:p>53401.94</text:p>
          </table:table-cell>
          <table:table-cell table:formula="of:=[.B6]/[.$B$8]" office:value-type="float" office:value="0.278800886491961" calcext:value-type="float">
            <text:p>0.278800886491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s</text:p>
          </table:table-cell>
          <table:table-cell table:style-name="ce8" office:value-type="float" office:value="250" calcext:value-type="float">
            <text:p>250</text:p>
          </table:table-cell>
          <table:table-cell table:formula="of:=[.B7]/[.$B$8]" office:value-type="float" office:value="0.00130520017855138" calcext:value-type="float">
            <text:p>0.00130520017855138</text:p>
          </table:table-cell>
          <table:table-cell/>
          <table:table-cell office:value-type="string" calcext:value-type="string">
            <text:p>ERRO_Bruno</text:p>
          </table:table-cell>
          <table:table-cell table:style-name="ce24" table:formula="of:=(3352-[.B2])*[.F4]" office:value-type="float" office:value="43739.2499999996" calcext:value-type="float">
            <text:p>43,739.25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91541.5" calcext:value-type="float">
            <text:p>191541.5</text:p>
          </table:table-cell>
          <table:table-cell table:style-name="ce23"/>
          <table:table-cell/>
          <table:table-cell office:value-type="string" calcext:value-type="string">
            <text:p>ERRO_Perplan</text:p>
          </table:table-cell>
          <table:table-cell table:style-name="ce24" table:formula="of:=([.C5]-0.68)*[.B8]*[.F4]" office:value-type="float" office:value="91712.5000000287" calcext:value-type="float">
            <text:p>91,712.50</text:p>
          </table:table-cell>
        </table:table-row>
      </table:table>
      <table:named-expressions/>
      <table:data-pilot-tables>
        <table:data-pilot-table table:name="DataPilot1" table:application-data="" table:target-range-address="'Pivot Table_prognostico_venda_1'.A1:'Pivot Table_prognostico_venda_1'.B8" table:buttons="'Pivot Table_prognostico_venda_1'.A1" table:show-filter-button="false" table:drill-down-on-double-click="false">
          <table:source-cell-range table:cell-range-address="prognostico_venda.A1:prognostico_venda.E731"/>
          <table:data-pilot-field table:source-field-name="dono" table:orientation="row" table:used-hierarchy="0" table:function="auto">
            <table:data-pilot-level table:show-empty="false" calcext:repeat-item-labels="false">
              <table:data-pilot-members>
                <table:data-pilot-member table:name="Bruno" table:display="true" table:show-details="true"/>
                <table:data-pilot-member table:name="Lais" table:display="true" table:show-details="true"/>
                <table:data-pilot-member table:name="Paulo" table:display="true" table:show-details="true"/>
                <table:data-pilot-member table:name="Perplan" table:display="true" table:show-details="true"/>
                <table:data-pilot-member table:name="Ta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ea" table:orientation="data" table:used-hierarchy="0" table:function="sum">
            <table:data-pilot-level table:show-empty="false" calcext:repeat-item-labels="false">
              <table:data-pilot-members>
                <table:data-pilot-member table:name="250" table:display="true" table:show-details="true"/>
                <table:data-pilot-member table:name="250.02" table:display="true" table:show-details="true"/>
                <table:data-pilot-member table:name="250.03" table:display="true" table:show-details="true"/>
                <table:data-pilot-member table:name="250.31" table:display="true" table:show-details="true"/>
                <table:data-pilot-member table:name="250.54" table:display="true" table:show-details="true"/>
                <table:data-pilot-member table:name="250.98" table:display="true" table:show-details="true"/>
                <table:data-pilot-member table:name="252" table:display="true" table:show-details="true"/>
                <table:data-pilot-member table:name="252.01" table:display="true" table:show-details="true"/>
                <table:data-pilot-member table:name="252.02" table:display="true" table:show-details="true"/>
                <table:data-pilot-member table:name="252.11" table:display="true" table:show-details="true"/>
                <table:data-pilot-member table:name="252.21" table:display="true" table:show-details="true"/>
                <table:data-pilot-member table:name="253.98" table:display="true" table:show-details="true"/>
                <table:data-pilot-member table:name="255" table:display="true" table:show-details="true"/>
                <table:data-pilot-member table:name="255.25" table:display="true" table:show-details="true"/>
                <table:data-pilot-member table:name="256.25" table:display="true" table:show-details="true"/>
                <table:data-pilot-member table:name="257.84" table:display="true" table:show-details="true"/>
                <table:data-pilot-member table:name="259.75" table:display="true" table:show-details="true"/>
                <table:data-pilot-member table:name="260.43" table:display="true" table:show-details="true"/>
                <table:data-pilot-member table:name="261.05" table:display="true" table:show-details="true"/>
                <table:data-pilot-member table:name="262.52" table:display="true" table:show-details="true"/>
                <table:data-pilot-member table:name="264.38" table:display="true" table:show-details="true"/>
                <table:data-pilot-member table:name="264.98" table:display="true" table:show-details="true"/>
                <table:data-pilot-member table:name="269.06" table:display="true" table:show-details="true"/>
                <table:data-pilot-member table:name="271.23" table:display="true" table:show-details="true"/>
                <table:data-pilot-member table:name="271.46" table:display="true" table:show-details="true"/>
                <table:data-pilot-member table:name="271.63" table:display="true" table:show-details="true"/>
                <table:data-pilot-member table:name="273.16" table:display="true" table:show-details="true"/>
                <table:data-pilot-member table:name="274" table:display="true" table:show-details="true"/>
                <table:data-pilot-member table:name="274.16" table:display="true" table:show-details="true"/>
                <table:data-pilot-member table:name="275" table:display="true" table:show-details="true"/>
                <table:data-pilot-member table:name="281.08" table:display="true" table:show-details="true"/>
                <table:data-pilot-member table:name="281.39" table:display="true" table:show-details="true"/>
                <table:data-pilot-member table:name="282.61" table:display="true" table:show-details="true"/>
                <table:data-pilot-member table:name="282.62" table:display="true" table:show-details="true"/>
                <table:data-pilot-member table:name="282.63" table:display="true" table:show-details="true"/>
                <table:data-pilot-member table:name="285.61" table:display="true" table:show-details="true"/>
                <table:data-pilot-member table:name="287.5" table:display="true" table:show-details="true"/>
                <table:data-pilot-member table:name="291.5" table:display="true" table:show-details="true"/>
                <table:data-pilot-member table:name="291.85" table:display="true" table:show-details="true"/>
                <table:data-pilot-member table:name="292.32" table:display="true" table:show-details="true"/>
                <table:data-pilot-member table:name="294.37" table:display="true" table:show-details="true"/>
                <table:data-pilot-member table:name="298.5" table:display="true" table:show-details="true"/>
                <table:data-pilot-member table:name="300" table:display="true" table:show-details="true"/>
                <table:data-pilot-member table:name="301.62" table:display="true" table:show-details="true"/>
                <table:data-pilot-member table:name="302.05" table:display="true" table:show-details="true"/>
                <table:data-pilot-member table:name="302.64" table:display="true" table:show-details="true"/>
                <table:data-pilot-member table:name="305.5" table:display="true" table:show-details="true"/>
                <table:data-pilot-member table:name="306.66" table:display="true" table:show-details="true"/>
                <table:data-pilot-member table:name="306.69" table:display="true" table:show-details="true"/>
                <table:data-pilot-member table:name="307.62" table:display="true" table:show-details="true"/>
                <table:data-pilot-member table:name="309.12" table:display="true" table:show-details="true"/>
                <table:data-pilot-member table:name="309.23" table:display="true" table:show-details="true"/>
                <table:data-pilot-member table:name="311.99" table:display="true" table:show-details="true"/>
                <table:data-pilot-member table:name="312.22" table:display="true" table:show-details="true"/>
                <table:data-pilot-member table:name="314.1" table:display="true" table:show-details="true"/>
                <table:data-pilot-member table:name="314.4" table:display="true" table:show-details="true"/>
                <table:data-pilot-member table:name="315" table:display="true" table:show-details="true"/>
                <table:data-pilot-member table:name="315.61" table:display="true" table:show-details="true"/>
                <table:data-pilot-member table:name="315.87" table:display="true" table:show-details="true"/>
                <table:data-pilot-member table:name="315.89" table:display="true" table:show-details="true"/>
                <table:data-pilot-member table:name="316.84" table:display="true" table:show-details="true"/>
                <table:data-pilot-member table:name="323.52" table:display="true" table:show-details="true"/>
                <table:data-pilot-member table:name="325.42" table:display="true" table:show-details="true"/>
                <table:data-pilot-member table:name="325.6" table:display="true" table:show-details="true"/>
                <table:data-pilot-member table:name="326.24" table:display="true" table:show-details="true"/>
                <table:data-pilot-member table:name="327.22" table:display="true" table:show-details="true"/>
                <table:data-pilot-member table:name="327.74" table:display="true" table:show-details="true"/>
                <table:data-pilot-member table:name="328.46" table:display="true" table:show-details="true"/>
                <table:data-pilot-member table:name="328.63" table:display="true" table:show-details="true"/>
                <table:data-pilot-member table:name="328.82" table:display="true" table:show-details="true"/>
                <table:data-pilot-member table:name="328.96" table:display="true" table:show-details="true"/>
                <table:data-pilot-member table:name="329" table:display="true" table:show-details="true"/>
                <table:data-pilot-member table:name="329.39" table:display="true" table:show-details="true"/>
                <table:data-pilot-member table:name="329.56" table:display="true" table:show-details="true"/>
                <table:data-pilot-member table:name="329.6" table:display="true" table:show-details="true"/>
                <table:data-pilot-member table:name="332.62" table:display="true" table:show-details="true"/>
                <table:data-pilot-member table:name="335.44" table:display="true" table:show-details="true"/>
                <table:data-pilot-member table:name="338.94" table:display="true" table:show-details="true"/>
                <table:data-pilot-member table:name="339.21" table:display="true" table:show-details="true"/>
                <table:data-pilot-member table:name="339.67" table:display="true" table:show-details="true"/>
                <table:data-pilot-member table:name="341.27" table:display="true" table:show-details="true"/>
                <table:data-pilot-member table:name="343.8" table:display="true" table:show-details="true"/>
                <table:data-pilot-member table:name="345.33" table:display="true" table:show-details="true"/>
                <table:data-pilot-member table:name="347.06" table:display="true" table:show-details="true"/>
                <table:data-pilot-member table:name="349.38" table:display="true" table:show-details="true"/>
                <table:data-pilot-member table:name="350.54" table:display="true" table:show-details="true"/>
                <table:data-pilot-member table:name="352.89" table:display="true" table:show-details="true"/>
                <table:data-pilot-member table:name="365.06" table:display="true" table:show-details="true"/>
                <table:data-pilot-member table:name="367.5" table:display="true" table:show-details="true"/>
                <table:data-pilot-member table:name="383.82" table:display="true" table:show-details="true"/>
                <table:data-pilot-member table:name="402.62" table:display="true" table:show-details="true"/>
                <table:data-pilot-member table:name="701.12" table:display="true" table:show-details="true"/>
                <table:data-pilot-member table:name="1237.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30T11:13:38.669035029</dc:date>
    <meta:editing-duration>PT5H43M25S</meta:editing-duration>
    <meta:editing-cycles>14</meta:editing-cycles>
    <meta:generator>LibreOffice/7.3.7.2$Linux_X86_64 LibreOffice_project/30$Build-2</meta:generator>
    <meta:document-statistic meta:table-count="2" meta:cell-count="3683" meta:object-count="0"/>
  </office:meta>
</office:document-meta>
</file>